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702cm" fo:min-width="6.802cm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971cm" fo:min-width="6.802cm"/>
      <style:paragraph-properties style:writing-mode="lr-tb"/>
    </style:style>
    <style:style style:name="gr3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654cm" fo:min-width="6.802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2.607cm" fo:min-width="6.802cm"/>
      <style:paragraph-properties style:writing-mode="lr-tb"/>
    </style:style>
    <style:style style:name="gr6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972cm" fo:min-width="6.803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0000" svg:stroke-linecap="butt" draw:fill="none" draw:fill-color="#ffffff" loext:fill-use-slide-background="false" draw:textarea-horizontal-align="justify" draw:textarea-vertical-align="middle" draw:auto-grow-height="false" fo:min-height="0.703cm" fo:min-width="6.802cm"/>
      <style:paragraph-properties style:writing-mode="lr-tb"/>
    </style:style>
    <style:style style:name="gr8" style:family="graphic" style:parent-style-name="standard">
      <style:graphic-properties svg:stroke-color="#000000" draw:marker-start="Arrowheads_20_2" draw:marker-start-width="0.3cm" draw:marker-end="Arrowheads_20_3" draw:marker-end-width="0.3cm" draw:textarea-vertical-align="middle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385cm" fo:min-width="3.85cm"/>
      <style:paragraph-properties style:writing-mode="lr-tb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749cm" fo:min-width="19.09cm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607cm" fo:min-width="6.802cm"/>
      <style:paragraph-properties style:writing-mode="lr-tb"/>
    </style:style>
    <style:style style:name="gr1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749cm" fo:min-width="21.09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loext:graphic-properties draw:fill-color="#ffffff" draw:opacity="100%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-color="#000000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-color="#000000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end" style:writing-mode="lr-tb"/>
      <style:text-properties fo:font-size="14pt" style:font-size-asian="14pt" style:font-size-complex="14pt"/>
    </style:style>
    <style:style style:name="P17" style:family="paragraph">
      <loext:graphic-properties draw:fill-color="#ffffff"/>
      <style:paragraph-properties fo:text-align="end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7.302cm" svg:height="0.952cm" svg:x="2.271cm" svg:y="3.222cm">
          <text:p text:style-name="P1"><text:span text:style-name="T1">Hello</text:span></text:p>
          <text:p text:style-name="P2"><text:span text:style-name="T2">-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302cm" svg:height="2.221cm" svg:x="2.27cm" svg:y="4.492cm">
          <text:p text:style-name="P1"><text:span text:style-name="T1">Hello</text:span></text:p>
          <text:p text:style-name="P2"><text:span text:style-name="T1">- server_id (“”)</text:span></text:p>
          <text:p text:style-name="P2"><text:span text:style-name="T1">- public_key (RSA 1024)</text:span></text:p>
          <text:p text:style-name="P2"><text:span text:style-name="T1">- no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7.302cm" svg:height="1.904cm" svg:x="2.27cm" svg:y="7.349cm">
          <text:p text:style-name="P5"><text:span text:style-name="T1">Key</text:span></text:p>
          <text:p text:style-name="P6"><text:span text:style-name="T2">- key (RSA w. public_key)</text:span></text:p>
          <text:p text:style-name="P7"><text:span text:style-name="T3">- nonce </text:span><text:span text:style-name="T2">(RSA w. public_key)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.001cm" svg:y1="4.174cm" svg:x2="10.843cm" svg:y2="4.174cm">
          <text:p/>
        </draw:line>
        <draw:line draw:style-name="gr4" draw:text-style-name="P9" draw:layer="layout" svg:x1="10.842cm" svg:y1="6.714cm" svg:x2="1cm" svg:y2="6.714cm">
          <text:p/>
        </draw:line>
        <draw:custom-shape draw:style-name="gr5" draw:text-style-name="P8" draw:layer="layout" svg:width="7.302cm" svg:height="2.857cm" svg:x="12.113cm" svg:y="4.174cm">
          <text:p text:style-name="P5"><text:span text:style-name="T1">join_server</text:span></text:p>
          <text:p text:style-name="P6"><text:span text:style-name="T2">- access_token</text:span></text:p>
          <text:p text:style-name="P6"><text:span text:style-name="T2">- selected_profile</text:span></text:p>
          <text:p text:style-name="P7"><text:span text:style-name="T3">- “server_id” (SHA1 of server_id + </text:span><text:span text:style-name="T2">key + public_key)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cm" svg:y1="7.031cm" svg:x2="20.591cm" svg:y2="7.031cm">
          <text:p/>
        </draw:line>
        <draw:line draw:style-name="gr4" draw:text-style-name="P9" draw:layer="layout" svg:x1="1cm" svg:y1="9.254cm" svg:x2="10.842cm" svg:y2="9.254cm">
          <text:p/>
        </draw:line>
        <draw:custom-shape draw:style-name="gr6" draw:text-style-name="P8" draw:layer="layout" svg:width="7.303cm" svg:height="2.222cm" svg:x="12.112cm" svg:y="8.62cm">
          <text:p text:style-name="P5"><text:span text:style-name="T1">has_joined_server</text:span></text:p>
          <text:p text:style-name="P6"><text:span text:style-name="T2">- username</text:span></text:p>
          <text:p text:style-name="P6"><text:span text:style-name="T3">- “server_id” (SHA1 of server_id + </text:span><text:span text:style-name="T2">key + public_key)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0.842cm" svg:y1="10.842cm" svg:x2="20.59cm" svg:y2="10.842cm">
          <text:p/>
        </draw:line>
        <draw:custom-shape draw:style-name="gr7" draw:text-style-name="P8" draw:layer="layout" svg:width="7.302cm" svg:height="0.953cm" svg:x="2.271cm" svg:y="9.571cm">
          <text:p text:style-name="P5"><text:span text:style-name="T2">AES128/CFB8/NoPadding key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cm" svg:y1="10.524cm" svg:x2="10.842cm" svg:y2="10.524cm">
          <text:p/>
        </draw:line>
        <draw:custom-shape draw:style-name="gr9" draw:text-style-name="P12" draw:layer="layout" svg:width="4.35cm" svg:height="0.635cm" svg:x="16.24cm" svg:y="2.27cm">
          <text:p text:style-name="P11"><text:span text:style-name="T4">Session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4.35cm" svg:height="0.635cm" svg:x="8.62cm" svg:y="2.27cm">
          <text:p text:style-name="P11"><text:span text:style-name="T4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4.35cm" svg:height="0.635cm" svg:x="1cm" svg:y="2.27cm">
          <text:p text:style-name="P11"><text:span text:style-name="T4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9.59cm" svg:height="0.999cm" svg:x="1cm" svg:y="1cm">
          <text:p text:style-name="P13"><text:span text:style-name="T5">Minecraft: Java Edition Authentication Fl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measurelines" svg:width="7.302cm" svg:height="2.857cm" svg:x="2.27cm" svg:y="10.842cm">
          <text:p text:style-name="P1"><text:span text:style-name="T1">GameProfile</text:span></text:p>
          <text:p text:style-name="P2"><text:span text:style-name="T1">- game_profile</text:span></text:p>
          <text:p text:style-name="P1"><text:span text:style-name="T6">- or -</text:span></text:p>
          <text:p text:style-name="P1"><text:span text:style-name="T1">LoginDisconnect</text:span></text:p>
          <text:p text:style-name="P2"><text:span text:style-name="T1">-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9" draw:layer="measurelines" svg:x1="10.842cm" svg:y1="13.699cm" svg:x2="1cm" svg:y2="13.699cm">
          <text:p/>
        </draw:line>
        <draw:line draw:style-name="gr4" draw:text-style-name="P9" draw:layer="measurelines" svg:x1="10.842cm" svg:y1="2.905cm" svg:x2="10.842cm" svg:y2="14.335cm">
          <text:p/>
        </draw:line>
        <draw:line draw:style-name="gr4" draw:text-style-name="P9" draw:layer="measurelines" svg:x1="20.59cm" svg:y1="2.905cm" svg:x2="20.59cm" svg:y2="14.652cm">
          <text:p/>
        </draw:line>
        <draw:line draw:style-name="gr4" draw:text-style-name="P15" draw:layer="measurelines" svg:x1="1cm" svg:y1="2.905cm" svg:x2="1cm" svg:y2="14.335cm">
          <text:p/>
        </draw:line>
        <draw:custom-shape draw:style-name="gr12" draw:text-style-name="P17" draw:layer="layout" svg:width="21.59cm" svg:height="0.999cm" svg:x="0cm" svg:y="26.94cm">
          <text:p text:style-name="P16"><text:span text:style-name="T1">By @Valaphee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22:34:04.058454402</meta:creation-date>
    <dc:date>2023-03-19T12:06:52.824025951</dc:date>
    <meta:editing-duration>PT1H34M36S</meta:editing-duration>
    <meta:editing-cycles>6</meta:editing-cycles>
    <meta:generator>LibreOffice/7.4.5.1$Linux_X86_64 LibreOffice_project/40$Build-1</meta:generator>
    <meta:document-statistic meta:object-count="22"/>
  </office:meta>
</office:document-meta>
</file>